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5" style:family="table-cell" style:parent-style-name="Default" style:data-style-name="N37"/>
    <style:style style:name="ce6" style:family="table-cell" style:parent-style-name="Default" style:data-style-name="N41"/>
    <style:style style:name="ce7" style:family="table-cell" style:parent-style-name="Default" style:data-style-name="N44"/>
    <style:style style:name="ce8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1" table:number-columns-repeated="2" table:default-cell-style-name="ce6"/>
        <table:table-column table:style-name="co2" table:default-cell-style-name="Default"/>
        <table:table-column table:style-name="co3" table:default-cell-style-name="ce7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8" table:formula="of:=SUM([.E$1:.E$1048576])" office:value-type="time" office:time-value="PT116H03M00S" calcext:value-type="time">
            <text:p>116:0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7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Tournament Plataforms and types</text:p>
          </table:table-cell>
          <table:table-cell table:formula="of:=[.C61]-[.B61]" office:value-type="time" office:time-value="PT01H44M00S" calcext:value-type="time">
            <text:p>01:44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Configuring php, composer, laravel and htaccess for production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Cadastro e aprovação de torneios (com recorrência)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Edição de Torneios e Insights (back e front)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ltros de torneio e usuário</text:p>
          </table:table-cell>
          <table:table-cell table:formula="of:=[.C65]-[.B65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Filtros restantes de admin</text:p>
          </table:table-cell>
          <table:table-cell table:formula="of:=[.C66]-[.B66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Início da publicação admin</text:p>
          </table:table-cell>
          <table:table-cell table:formula="of:=[.C67]-[.B6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8H42M00S" calcext:value-type="time">
            <text:p>18:42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Publicação admin</text:p>
          </table:table-cell>
          <table:table-cell table:formula="of:=[.C68]-[.B68]" office:value-type="time" office:time-value="PT00H38M00S" calcext:value-type="time">
            <text:p>00:38:00</text:p>
          </table:table-cell>
          <table:table-cell table:number-columns-repeated="2"/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office:value-type="time" office:time-value="PT16H55M00S" calcext:value-type="time">
            <text:p>16:55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Testes iniciais admin</text:p>
          </table:table-cell>
          <table:table-cell table:formula="of:=[.C69]-[.B69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15M00S" calcext:value-type="time">
            <text:p>01:15:00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Favicon and password reset and update pages</text:p>
          </table:table-cell>
          <table:table-cell table:formula="of:=[.C70]-[.B70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55M00S" calcext:value-type="time">
            <text:p>01:55:00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Página de torneios client integrada</text:p>
          </table:table-cell>
          <table:table-cell table:formula="of:=[.C71]-[.B71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2H20M00S" calcext:value-type="time">
            <text:p>02:2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xed timeInput</text:p>
          </table:table-cell>
          <table:table-cell table:formula="of:=[.C72]-[.B72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4H05M00S" calcext:value-type="time">
            <text:p>04:05:00</text:p>
          </table:table-cell>
          <table:table-cell office:value-type="time" office:time-value="PT04H40M00S" calcext:value-type="time">
            <text:p>04:40:00</text:p>
          </table:table-cell>
          <table:table-cell office:value-type="string" calcext:value-type="string">
            <text:p>Fixed htaccess redirects</text:p>
          </table:table-cell>
          <table:table-cell table:formula="of:=[.C73]-[.B73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20" calcext:value-type="date">
            <text:p>20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50M00S" calcext:value-type="time">
            <text:p>22:50:00</text:p>
          </table:table-cell>
          <table:table-cell office:value-type="string" calcext:value-type="string">
            <text:p>Show notifications from user backend</text:p>
          </table:table-cell>
          <table:table-cell table:formula="of:=[.C74]-[.B7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time" office:time-value="PT18H20M00S" calcext:value-type="time">
            <text:p>18:20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Notifications fetch frontend</text:p>
          </table:table-cell>
          <table:table-cell table:formula="of:=[.C75]-[.B75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time" office:time-value="PT19H40M00S" calcext:value-type="time">
            <text:p>19:40:00</text:p>
          </table:table-cell>
          <table:table-cell office:value-type="time" office:time-value="PT21H35M00S" calcext:value-type="time">
            <text:p>21:35:00</text:p>
          </table:table-cell>
          <table:table-cell office:value-type="string" calcext:value-type="string">
            <text:p>Enable regular notification modal</text:p>
          </table:table-cell>
          <table:table-cell table:formula="of:=[.C76]-[.B76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5-22" calcext:value-type="date">
            <text:p>22/05/22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Enable regular notification integration</text:p>
          </table:table-cell>
          <table:table-cell table:formula="of:=[.C77]-[.B7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22" calcext:value-type="date">
            <text:p>22/05/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Install serviceworker</text:p>
          </table:table-cell>
          <table:table-cell table:formula="of:=[.C78]-[.B78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23" calcext:value-type="date">
            <text:p>23/05/22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Notificações sendo exibidas, a princípio</text:p>
          </table:table-cell>
          <table:table-cell table:formula="of:=[.C79]-[.B79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23" calcext:value-type="date">
            <text:p>23/05/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Notificações sendo exibidas, a princípio</text:p>
          </table:table-cell>
          <table:table-cell table:formula="of:=[.C80]-[.B80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5-25" calcext:value-type="date">
            <text:p>25/05/22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Instalando ambiente no notebook</text:p>
          </table:table-cell>
          <table:table-cell table:formula="of:=[.C81]-[.B81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25" calcext:value-type="date">
            <text:p>25/05/22</text:p>
          </table:table-cell>
          <table:table-cell office:value-type="time" office:time-value="PT17H20M00S" calcext:value-type="time">
            <text:p>17:20:00</text:p>
          </table:table-cell>
          <table:table-cell table:style-name="Default"/>
          <table:table-cell/>
          <table:table-cell table:formula="of:=[.C82]-[.B82]" office:value-type="time" office:time-value="-PT17H20M00S" calcext:value-type="time">
            <text:p>-17:2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3]-[.B83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17:17:00.91092733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9T14:16:06.289000000</meta:creation-date>
    <dc:date>2022-05-25T17:19:10.169381481</dc:date>
    <meta:editing-duration>P8DT22H50M44S</meta:editing-duration>
    <meta:editing-cycles>188</meta:editing-cycles>
    <meta:generator>LibreOffice/7.2.6.2$Linux_X86_64 LibreOffice_project/20$Build-2</meta:generator>
    <meta:document-statistic meta:table-count="1" meta:cell-count="410" meta:object-count="0"/>
  </office:meta>
</office:document-meta>
</file>